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a02e5"/>
    </style:style>
    <style:style style:name="P2" style:family="paragraph" style:parent-style-name="Preformatted_20_Text">
      <style:paragraph-properties fo:orphans="1" style:writing-mode="lr-tb"/>
      <style:text-properties officeooo:paragraph-rsid="000a02e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a02e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a02e5"/>
    </style:style>
    <style:style style:name="P5" style:family="paragraph" style:parent-style-name="Preformatted_20_Text">
      <style:paragraph-properties fo:orphans="1"/>
      <style:text-properties officeooo:paragraph-rsid="000a02e5"/>
    </style:style>
    <style:style style:name="P6" style:family="paragraph" style:parent-style-name="Text_20_body">
      <style:paragraph-properties fo:orphans="1"/>
      <style:text-properties officeooo:paragraph-rsid="000a02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Computing Scale-Transformed Mass Gaps</text:span></text:p>
      <text:p text:style-name="P2"/>
      <text:p text:style-name="P2"><text:span text:style-name="Source_20_Text"># Define a function to apply scale transformation based on observer’s perspective</text:span></text:p>
      <text:p text:style-name="P2"><text:span text:style-name="Source_20_Text">def com_mass_gap_scaled(n, lambda_factor=0.02):</text:span></text:p>
      <text:p text:style-name="P2"><text:span text:style-name="Source_20_Text"><text:s text:c="4"/>"""Transforms the mass gap based on observer's perception scale."""</text:span></text:p>
      <text:p text:style-name="P2"><text:span text:style-name="Source_20_Text"><text:s text:c="4"/>return mass_gaps_fractal[n-1] * np.exp(-lambda_factor * n)</text:span></text:p>
      <text:p text:style-name="P2"/>
      <text:p text:style-name="P2"><text:span text:style-name="Source_20_Text"># Compute the scale-transformed mass gaps for an observer at different energy scales</text:span></text:p>
      <text:p text:style-name="P2"><text:span text:style-name="Source_20_Text">mass_gaps_scaled = [com_mass_gap_scaled(n) for n in range(1, 11)]</text:span></text:p>
      <text:p text:style-name="P2"/>
      <text:p text:style-name="P2"><text:span text:style-name="Source_20_Text"># Compute new percentage error after applying observational scaling transformation</text:span></text:p>
      <text:p text:style-name="P2"><text:span text:style-name="Source_20_Text">percentage_error_scaled_mass_gap = [</text:span></text:p>
      <text:p text:style-name="P2"><text:span text:style-name="Source_20_Text"><text:s text:c="4"/>abs((com_mass - ym_mass) / ym_mass) * 100 for com_mass, ym_mass in zip(mass_gaps_scaled, yang_mills_mass_gap)</text:span></text:p>
      <text:p text:style-name="P2"><text:span text:style-name="Source_20_Text">]</text:span></text:p>
      <text:p text:style-name="P2"/>
      <text:p text:style-name="P2"><text:span text:style-name="Source_20_Text"># Return scale-transformed mass gaps and percentage error</text:span></text:p>
      <text:p text:style-name="P3"><text:span text:style-name="Source_20_Text">mass_gaps_scaled, percentage_error_scaled_mass_gap</text:span></text:p>
      <text:p text:style-name="P6">Result</text:p>
      <text:p text:style-name="P5">([5.6505273021757964e-27,</text:p>
      <text:p text:style-name="P5"><text:s text:c="2"/>1.1254854497446534e-26,</text:p>
      <text:p text:style-name="P5"><text:s text:c="2"/>1.6733235974450127e-26,</text:p>
      <text:p text:style-name="P5"><text:s text:c="2"/>2.2056984402692875e-26,</text:p>
      <text:p text:style-name="P5"><text:s text:c="2"/>2.721328041097921e-26,</text:p>
      <text:p text:style-name="P5"><text:s text:c="2"/>3.219626762957936e-26,</text:p>
      <text:p text:style-name="P5"><text:s text:c="2"/>3.70037333967833e-26,</text:p>
      <text:p text:style-name="P5"><text:s text:c="2"/>4.163558604198393e-26,</text:p>
      <text:p text:style-name="P5"><text:s text:c="2"/>4.6093057007385816e-26,</text:p>
      <text:p text:style-name="P5"><text:s text:c="2"/>5.037824197942623e-26],</text:p>
      <text:p text:style-name="P5"><text:s/>[99.89651048897113,</text:p>
      <text:p text:style-name="P5"><text:s text:c="2"/>99.89693356687319,</text:p>
      <text:p text:style-name="P5"><text:s text:c="2"/>99.89784349221948,</text:p>
      <text:p text:style-name="P5"><text:s text:c="2"/>99.89900648167264,</text:p>
      <text:p text:style-name="P5"><text:s text:c="2"/>99.90031765417223,</text:p>
      <text:p text:style-name="P5"><text:s text:c="2"/>99.9017207947815,</text:p>
      <text:p text:style-name="P5"><text:s text:c="2"/>99.90318227787341,</text:p>
      <text:p text:style-name="P5"><text:s text:c="2"/>99.90468043488558,</text:p>
      <text:p text:style-name="P5"><text:s text:c="2"/>99.90620053519052,</text:p>
      <text:p text:style-name="P4"><text:s text:c="2"/>99.90773215754683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12:43.743814843</meta:creation-date>
    <dc:date>2025-02-09T10:13:27.871603733</dc:date>
    <meta:editing-duration>PT44S</meta:editing-duration>
    <meta:editing-cycles>1</meta:editing-cycles>
    <meta:document-statistic meta:table-count="0" meta:image-count="0" meta:object-count="0" meta:page-count="1" meta:paragraph-count="34" meta:word-count="116" meta:character-count="1247" meta:non-whitespace-character-count="1116"/>
    <meta:generator>LibreOffice/24.2.7.2$Linux_X86_64 LibreOffice_project/420$Build-2</meta:generator>
  </office:meta>
</office:document-meta>
</file>